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c036e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c036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officeooo:paragraph-rsid="005c036e"/>
    </style:style>
    <style:style style:name="P4" style:family="paragraph" style:parent-style-name="Standard">
      <style:paragraph-properties fo:text-align="start" style:justify-single-word="false"/>
      <style:text-properties style:font-name="DejaVu Sans Condensed" officeooo:paragraph-rsid="005cea0b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be142" officeooo:paragraph-rsid="005cea0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9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7acf5" officeooo:paragraph-rsid="006065b1" style:font-size-asian="12pt" style:font-weight-asian="normal" style:font-size-complex="12pt" style:font-weight-complex="normal"/>
    </style:style>
    <style:style style:name="P10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7acf5" officeooo:paragraph-rsid="006065b1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7acf5" officeooo:paragraph-rsid="006065b1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a92ab" officeooo:paragraph-rsid="006065b1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d236b" officeooo:paragraph-rsid="006065b1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d236b" officeooo:paragraph-rsid="006065b1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1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d236b" officeooo:paragraph-rsid="006280d8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5d236b" officeooo:paragraph-rsid="006065b1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a9e6e" officeooo:paragraph-rsid="006065b1" style:font-size-asian="12pt" style:font-weight-asian="bold" style:font-size-complex="12pt" style:font-weight-complex="bold"/>
    </style:style>
    <style:style style:name="P18" style:family="paragraph" style:parent-style-name="Standard" style:list-style-name="L13">
      <style:paragraph-properties fo:text-align="start" style:justify-single-word="false"/>
      <style:text-properties officeooo:paragraph-rsid="0060ec37"/>
    </style:style>
    <style:style style:name="P19" style:family="paragraph" style:parent-style-name="Standard" style:list-style-name="L14">
      <style:paragraph-properties fo:text-align="start" style:justify-single-word="false"/>
      <style:text-properties officeooo:paragraph-rsid="0060ec37"/>
    </style:style>
    <style:style style:name="P20" style:family="paragraph" style:parent-style-name="Standard" style:list-style-name="L9">
      <style:paragraph-properties fo:text-align="start" style:justify-single-word="false"/>
      <style:text-properties officeooo:paragraph-rsid="0060ec37"/>
    </style:style>
    <style:style style:name="P21" style:family="paragraph" style:parent-style-name="Standard" style:list-style-name="L12">
      <style:paragraph-properties fo:text-align="start" style:justify-single-word="false"/>
      <style:text-properties officeooo:paragraph-rsid="006065b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5e24e" style:font-weight-asian="bold" style:font-weight-complex="bold"/>
    </style:style>
    <style:style style:name="T3" style:family="text">
      <style:text-properties officeooo:rsid="00339c72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3efa50" style:font-style-asian="normal" style:font-style-complex="normal"/>
    </style:style>
    <style:style style:name="T6" style:family="text">
      <style:text-properties officeooo:rsid="0057acf5"/>
    </style:style>
    <style:style style:name="T7" style:family="text">
      <style:text-properties style:text-line-through-style="none" style:text-line-through-type="none" fo:font-size="12pt" fo:font-weight="bold" officeooo:rsid="004c2aca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fo:font-size="12pt" fo:font-weight="bold" officeooo:rsid="004f174d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fo:font-size="12pt" fo:font-weight="bold" officeooo:rsid="005b5208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fo:font-size="12pt" fo:font-weight="bold" officeooo:rsid="00264d9d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fo:font-size="12pt" fo:font-weight="bold" officeooo:rsid="001bf317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fo:font-size="12pt" fo:font-weight="bold" officeooo:rsid="0019eb27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fo:font-size="12pt" fo:font-weight="bold" officeooo:rsid="003a9e6e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fo:font-size="12pt" fo:font-weight="bold" officeooo:rsid="005972bf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fo:font-size="12pt" fo:font-weight="bold" officeooo:rsid="005eb6a3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style="normal" fo:font-weight="normal" officeooo:rsid="005a92ab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text-line-through-style="none" style:text-line-through-type="none" style:font-name="DejaVu Sans Condensed" fo:font-size="12pt" fo:font-style="normal" fo:font-weight="normal" officeooo:rsid="005d236b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text-line-through-style="none" style:text-line-through-type="none" style:font-name="DejaVu Sans Condensed" fo:font-size="12pt" fo:font-style="normal" fo:font-weight="normal" officeooo:rsid="0060ec37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text-line-through-style="none" style:text-line-through-type="none" style:font-name="DejaVu Sans Condensed" fo:font-size="12pt" fo:font-style="normal" fo:font-weight="normal" officeooo:rsid="003efa50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officeooo:rsid="0035db3e"/>
    </style:style>
    <style:style style:name="T21" style:family="text">
      <style:text-properties fo:font-size="12pt" fo:font-weight="bold" officeooo:rsid="0055e24e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4be142" style:font-size-asian="12pt" style:font-weight-asian="bold" style:font-size-complex="12pt" style:font-weight-complex="bold"/>
    </style:style>
    <style:style style:name="T23" style:family="text">
      <style:text-properties fo:font-size="12pt" fo:font-weight="normal" officeooo:rsid="004be142" style:font-size-asian="12pt" style:font-weight-asian="normal" style:font-size-complex="12pt" style:font-weight-complex="normal"/>
    </style:style>
    <style:style style:name="T24" style:family="text">
      <style:text-properties fo:font-size="12pt" fo:font-style="normal" fo:font-weight="normal" officeooo:rsid="005660f6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fo:font-weight="normal" officeooo:rsid="0055e24e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normal" fo:font-weight="normal" officeooo:rsid="00571aa6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style="normal" fo:font-weight="bold" officeooo:rsid="005660f6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fo:font-size="12pt" fo:font-style="normal" fo:font-weight="bold" officeooo:rsid="0055e24e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fo:font-size="12pt" fo:font-style="normal" fo:font-weight="bold" officeooo:rsid="00571aa6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officeooo:rsid="005eb947"/>
    </style:style>
    <style:style style:name="T31" style:family="text">
      <style:text-properties officeooo:rsid="0060ec37"/>
    </style:style>
    <style:style style:name="T32" style:family="text">
      <style:text-properties officeooo:rsid="0055e24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20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7">5</text:span><text:span text:style-name="T8">0</text:span><text:span text:style-name="T9">5</text:span><text:span text:style-name="T10"> - </text:span><text:span text:style-name="T11">A/G </text:span><text:span text:style-name="T12">- </text:span><text:span text:style-name="T13">JDAM, </text:span><text:span text:style-name="T14">LJDAM, </text:span><text:span text:style-name="T15">WCMD</text:span></text:p>
      <text:p text:style-name="P6"/>
      <text:p text:style-name="P7"><text:span text:style-name="T1">Master Arm</text:span> ... <text:span text:style-name="T1">ON</text:span></text:p>
      <text:p text:style-name="P7"><text:span text:style-name="T1">Master Mode</text:span> ... <text:span text:style-name="T1">A/G</text:span></text:p>
      <text:p text:style-name="P8"/>
      <text:p text:style-name="P4"><text:span text:style-name="T21">TGP</text:span><text:span text:style-name="T23"> switch ... </text:span><text:span text:style-name="T22">ON</text:span><text:span text:style-name="T23"> </text:span><text:span text:style-name="T24">(</text:span><text:span text:style-name="T25">left instrument panel</text:span><text:span text:style-name="T24">)</text:span><text:span text:style-name="T26">, takes 60 seconds to warm up</text:span></text:p>
      <text:p text:style-name="P4"><text:span text:style-name="T27">L</text:span><text:span text:style-name="T28">ASER</text:span><text:span text:style-name="T25"> switch ... </text:span><text:span text:style-name="T29">ARM</text:span><text:span text:style-name="T25"> (left instrument panel)</text:span></text:p>
      <text:p text:style-name="P5"/>
      <text:p text:style-name="P17"><text:span text:style-name="T3">J</text:span>DAM<text:span text:style-name="T31">, LJDAM,</text:span><text:span text:style-name="T30"> and WCMD</text:span><text:span text:style-name="T6"> with TPOD</text:span></text:p>
      <text:list xml:id="list416087080" text:style-name="L9">
        <text:list-item>
          <text:p text:style-name="P20"><text:span text:style-name="T18">LJDAM: </text:span><text:span text:style-name="T19">S</text:span><text:span text:style-name="T18">et laser code on bomb TODO</text:span></text:p>
        </text:list-item>
      </text:list>
      <text:list text:style-name="L14">
        <text:list-item>
          <text:list>
            <text:list-item>
              <text:p text:style-name="P19"><text:span text:style-name="T18">LJDAMs are just like JDAMs, but if you're lasing, they will follow the laser dot.</text:span></text:p>
            </text:list-item>
          </text:list>
        </text:list-item>
      </text:list>
      <text:list xml:id="list223718522863513" text:continue-list="list416087080" text:style-name="L9">
        <text:list-item>
          <text:p text:style-name="P9"><text:span text:style-name="T5">S</text:span><text:span text:style-name="T4">et up bombs as you would for CCRP.</text:span></text:p>
        </text:list-item>
        <text:list-item>
          <text:p text:style-name="P10">Designate target with TGP and set SPI to target location (Gray Reset Hat forward long).</text:p>
        </text:list-item>
        <text:list-item>
          <text:p text:style-name="P13">Circular reticle on HUD shows range: Triangle carets are the <text:span text:style-name="T1">Max</text:span> and <text:span text:style-name="T1">Min</text:span> range. <text:s/>When you start getting close, the inner circle starts "unwinding" counterclockwise showing the current range. <text:s/>When current range line is between the carets, you're in range, and <text:span text:style-name="T1">MAN REL</text:span> is displayed on the left side of HUD.</text:p>
        </text:list-item>
        <text:list-item>
          <text:p text:style-name="P12">When in range, <text:span text:style-name="T1">press AND HOLD Red Button</text:span> until the bomb drops.</text:p>
        </text:list-item>
      </text:list>
      <text:list text:style-name="L13">
        <text:list-item>
          <text:list>
            <text:list-item>
              <text:p text:style-name="P18"><text:span text:style-name="T16">If you don't hold the button down until the bomb drops, you'll get a red "IAM LAUNCH ABORTED" warning. <text:s/>Press TMS left (Gray Reset Hat left) to clear (clears all WCN warnings). <text:s/></text:span><text:span text:style-name="T17">See steps below to reset.</text:span></text:p>
            </text:list-item>
          </text:list>
        </text:list-item>
      </text:list>
      <text:p text:style-name="P11"/>
      <text:p text:style-name="P16">Reset hung store (IAM LAUNCH ABORTED) -- WIP needs verification</text:p>
      <text:list xml:id="list3725707528" text:style-name="L12">
        <text:list-item>
          <text:p text:style-name="P21"><text:span text:style-name="T17">Recommended to be in level flight and put on autopilot because this is going to take a minute...</text:span></text:p>
        </text:list-item>
        <text:list-item>
          <text:p text:style-name="P14">Remember which station is "hung", and type of weapon.</text:p>
        </text:list-item>
        <text:list-item>
          <text:p text:style-name="P14">Go to DSMS -&gt; INV page.</text:p>
        </text:list-item>
        <text:list-item>
          <text:p text:style-name="P14">Select hung station.</text:p>
        </text:list-item>
        <text:list-item>
          <text:p text:style-name="P14">Select weapon type (bomb, cbu, gbu, missile, pod).</text:p>
        </text:list-item>
        <text:list-item>
          <text:p text:style-name="P14">Select weapon by name.</text:p>
        </text:list-item>
        <text:list-item>
          <text:p text:style-name="P14">Click load station / symmetrical.</text:p>
        </text:list-item>
        <text:list-item>
          <text:p text:style-name="P14">Click on STAT OSB to return to main DSMS page.</text:p>
        </text:list-item>
        <text:list-item>
          <text:p text:style-name="P14"><text:span text:style-name="T30">O</text:span>n <text:span text:style-name="T30">main DSMS </text:span>page, select station belonging to hung store<text:span text:style-name="T30"> (</text:span>smart station are marked <text:span text:style-name="T30">"</text:span>1760<text:span text:style-name="T30">")</text:span></text:p>
        </text:list-item>
        <text:list-item>
          <text:p text:style-name="P14"><text:span text:style-name="T30">S</text:span>elect power on station bel<text:span text:style-name="T30">o</text:span>nging to hung store to clear failed status<text:span text:style-name="T30">.</text:span></text:p>
        </text:list-item>
        <text:list-item>
          <text:p text:style-name="P14"><text:span text:style-name="T30">A</text:span>fter that find LOAD page on one of the MFDs (<text:span text:style-name="T30">if not shown across the bottom</text:span>, <text:span text:style-name="T30">you</text:span> must press and hold one of<text:span text:style-name="T30"> the bottom OSB</text:span>s to show)<text:span text:style-name="T30">.</text:span></text:p>
        </text:list-item>
        <text:list-item>
          <text:p text:style-name="P15"><text:span text:style-name="T30">S</text:span>elect <text:span text:style-name="T30">LOAD</text:span> DSMS<text:span text:style-name="T30"> OSB.</text:span></text:p>
        </text:list-item>
        <text:list-item>
          <text:p text:style-name="P15"><text:span text:style-name="T32">When load is complete, go to DSMS page and store should be usable agai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5-02-11T22:37:16.753000000</dc:date>
    <meta:editing-duration>PT13H20M51S</meta:editing-duration>
    <meta:editing-cycles>71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33" meta:word-count="370" meta:character-count="1920" meta:non-whitespace-character-count="1599"/>
  </office:meta>
</office:document-meta>
</file>